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282">
            <text:p>Q-1282</text:p>
          </table:table-cell>
          <table:table-cell office:value-type="float" office:value="51.5">
            <text:p>51.5</text:p>
          </table:table-cell>
          <table:table-cell office:value-type="float" office:value="0.13">
            <text:p>0.13</text:p>
          </table:table-cell>
          <table:table-cell office:value-type="float" office:value="5690.0">
            <text:p>569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6">
            <text:p>-8.26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283">
            <text:p>Q-1283</text:p>
          </table:table-cell>
          <table:table-cell office:value-type="float" office:value="51.47">
            <text:p>51.47</text:p>
          </table:table-cell>
          <table:table-cell office:value-type="float" office:value="0.31">
            <text:p>0.31</text:p>
          </table:table-cell>
          <table:table-cell office:value-type="float" office:value="6882.0">
            <text:p>6882.0</text:p>
          </table:table-cell>
          <table:table-cell office:value-type="float" office:value="90.0">
            <text:p>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21">
            <text:p>-12.21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284">
            <text:p>Q-1284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5693.0">
            <text:p>5693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45">
            <text:p>-10.45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3">
            <text:p>Q-1333</text:p>
          </table:table-cell>
          <table:table-cell office:value-type="float" office:value="51.5">
            <text:p>51.5</text:p>
          </table:table-cell>
          <table:table-cell office:value-type="float" office:value="0.13">
            <text:p>0.13</text:p>
          </table:table-cell>
          <table:table-cell office:value-type="float" office:value="4195.0">
            <text:p>419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2">
            <text:p>-5.22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Poz-19778">
            <text:p>Poz-19778</text:p>
          </table:table-cell>
          <table:table-cell office:value-type="float" office:value="51.46">
            <text:p>51.46</text:p>
          </table:table-cell>
          <table:table-cell office:value-type="float" office:value="0.31">
            <text:p>0.31</text:p>
          </table:table-cell>
          <table:table-cell office:value-type="float" office:value="6810.0">
            <text:p>6810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64">
            <text:p>-12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hanEtal2015,ShennanEtal2018">
            <text:p>KhanEtal201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4">
            <text:p>Q-1334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7140.0">
            <text:p>7140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29">
            <text:p>-14.29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5">
            <text:p>Q-1335</text:p>
          </table:table-cell>
          <table:table-cell office:value-type="float" office:value="51.46">
            <text:p>51.46</text:p>
          </table:table-cell>
          <table:table-cell office:value-type="float" office:value="0.26">
            <text:p>0.26</text:p>
          </table:table-cell>
          <table:table-cell office:value-type="float" office:value="6680.0">
            <text:p>66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88">
            <text:p>-11.88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Poz-19779">
            <text:p>Poz-19779</text:p>
          </table:table-cell>
          <table:table-cell office:value-type="float" office:value="51.46">
            <text:p>51.46</text:p>
          </table:table-cell>
          <table:table-cell office:value-type="float" office:value="0.31">
            <text:p>0.31</text:p>
          </table:table-cell>
          <table:table-cell office:value-type="float" office:value="6880.0">
            <text:p>688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1.88">
            <text:p>-11.88</text:p>
          </table:table-cell>
          <table:table-cell office:value-type="float" office:value="1.84">
            <text:p>1.84</text:p>
          </table:table-cell>
          <table:table-cell office:value-type="float" office:value="1.84">
            <text:p>1.84</text:p>
          </table:table-cell>
          <table:table-cell office:value-type="string" office:value="KhanEtal2015,ShennanEtal2018">
            <text:p>KhanEtal201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286">
            <text:p>Q-1286</text:p>
          </table:table-cell>
          <table:table-cell office:value-type="float" office:value="51.44">
            <text:p>51.44</text:p>
          </table:table-cell>
          <table:table-cell office:value-type="float" office:value="0.72">
            <text:p>0.72</text:p>
          </table:table-cell>
          <table:table-cell office:value-type="float" office:value="8510.0">
            <text:p>8510.0</text:p>
          </table:table-cell>
          <table:table-cell office:value-type="float" office:value="110.0">
            <text:p>11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8.29">
            <text:p>-28.2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evoy1979,ShennanEtal2018">
            <text:p>Devoy1979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281">
            <text:p>Q-1281</text:p>
          </table:table-cell>
          <table:table-cell office:value-type="float" office:value="51.46">
            <text:p>51.46</text:p>
          </table:table-cell>
          <table:table-cell office:value-type="float" office:value="0.26">
            <text:p>0.26</text:p>
          </table:table-cell>
          <table:table-cell office:value-type="float" office:value="6970.0">
            <text:p>6970.0</text:p>
          </table:table-cell>
          <table:table-cell office:value-type="float" office:value="90.0">
            <text:p>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09">
            <text:p>-12.09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9">
            <text:p>Beta-119789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3110.0">
            <text:p>311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6">
            <text:p>-3.36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66457">
            <text:p>Beta-66457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7290.0">
            <text:p>729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1.14">
            <text:p>-11.14</text:p>
          </table:table-cell>
          <table:table-cell office:value-type="float" office:value="1.76">
            <text:p>1.76</text:p>
          </table:table-cell>
          <table:table-cell office:value-type="float" office:value="1.76">
            <text:p>1.76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6302">
            <text:p>Beta-156302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5670.0">
            <text:p>567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04">
            <text:p>-6.04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66456">
            <text:p>Beta-66456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6930.0">
            <text:p>693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1.89">
            <text:p>-11.89</text:p>
          </table:table-cell>
          <table:table-cell office:value-type="float" office:value="1.76">
            <text:p>1.76</text:p>
          </table:table-cell>
          <table:table-cell office:value-type="float" office:value="1.76">
            <text:p>1.76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6202">
            <text:p>Beta-156202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5260.0">
            <text:p>526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72">
            <text:p>-5.72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66455">
            <text:p>Beta-66455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4710.0">
            <text:p>471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6.9">
            <text:p>-6.9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64509">
            <text:p>Beta-64509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4820.0">
            <text:p>482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5.64">
            <text:p>-5.64</text:p>
          </table:table-cell>
          <table:table-cell office:value-type="float" office:value="1.76">
            <text:p>1.76</text:p>
          </table:table-cell>
          <table:table-cell office:value-type="float" office:value="1.76">
            <text:p>1.76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6201">
            <text:p>Beta-156201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4860.0">
            <text:p>486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12">
            <text:p>-5.12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01867">
            <text:p>Beta-101867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10310.0">
            <text:p>10310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04">
            <text:p>-5.04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WK-11596">
            <text:p>WK-11596</text:p>
          </table:table-cell>
          <table:table-cell office:value-type="float" office:value="51.51">
            <text:p>51.51</text:p>
          </table:table-cell>
          <table:table-cell office:value-type="float" office:value="0.2">
            <text:p>0.2</text:p>
          </table:table-cell>
          <table:table-cell office:value-type="float" office:value="2352.0">
            <text:p>2352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14">
            <text:p>-3.14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8">
            <text:p>Beta-119788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3930.0">
            <text:p>39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18">
            <text:p>-4.18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7">
            <text:p>Beta-119787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4630.0">
            <text:p>46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Poz-19777">
            <text:p>Poz-19777</text:p>
          </table:table-cell>
          <table:table-cell office:value-type="float" office:value="51.46">
            <text:p>51.46</text:p>
          </table:table-cell>
          <table:table-cell office:value-type="float" office:value="0.31">
            <text:p>0.31</text:p>
          </table:table-cell>
          <table:table-cell office:value-type="float" office:value="5720.0">
            <text:p>572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59">
            <text:p>-10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hanEtal2015,ShennanEtal2018">
            <text:p>KhanEtal201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6">
            <text:p>Beta-119786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2290.0">
            <text:p>22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5">
            <text:p>Beta-119785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3420.0">
            <text:p>34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04">
            <text:p>-4.04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4">
            <text:p>Beta-119784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2340.0">
            <text:p>23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">
            <text:p>-4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790A">
            <text:p>Q-790A</text:p>
          </table:table-cell>
          <table:table-cell office:value-type="float" office:value="51.46">
            <text:p>51.46</text:p>
          </table:table-cell>
          <table:table-cell office:value-type="float" office:value="0.36">
            <text:p>0.36</text:p>
          </table:table-cell>
          <table:table-cell office:value-type="float" office:value="6940.0">
            <text:p>694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75">
            <text:p>-13.75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3">
            <text:p>Beta-119783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4850.0">
            <text:p>48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88">
            <text:p>-4.88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27534">
            <text:p>NZA-27534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629.0">
            <text:p>3629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9">
            <text:p>-3.89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Poz-19868">
            <text:p>Poz-19868</text:p>
          </table:table-cell>
          <table:table-cell office:value-type="float" office:value="51.46">
            <text:p>51.46</text:p>
          </table:table-cell>
          <table:table-cell office:value-type="float" office:value="0.31">
            <text:p>0.31</text:p>
          </table:table-cell>
          <table:table-cell office:value-type="float" office:value="3670.0">
            <text:p>3670.0</text:p>
          </table:table-cell>
          <table:table-cell office:value-type="float" office:value="35.0">
            <text:p>3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84">
            <text:p>-7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hanEtal2015,ShennanEtal2018">
            <text:p>KhanEtal201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2968">
            <text:p>Beta-122968</text:p>
          </table:table-cell>
          <table:table-cell office:value-type="float" office:value="51.5">
            <text:p>51.5</text:p>
          </table:table-cell>
          <table:table-cell office:value-type="float" office:value="-0.05">
            <text:p>-0.05</text:p>
          </table:table-cell>
          <table:table-cell office:value-type="float" office:value="3650.0">
            <text:p>36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">
            <text:p>-3.8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2">
            <text:p>Beta-93682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3700.0">
            <text:p>37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7">
            <text:p>-4.67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1">
            <text:p>Beta-93681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750.0">
            <text:p>7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8">
            <text:p>-2.98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4303">
            <text:p>Beta-154303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4640.0">
            <text:p>4640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4">
            <text:p>-5.7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0">
            <text:p>Beta-93680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5180.0">
            <text:p>51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79">
            <text:p>-3.79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79">
            <text:p>Beta-93679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3160.0">
            <text:p>31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2">
            <text:p>-3.92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78">
            <text:p>Beta-93678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10010.0">
            <text:p>1001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2">
            <text:p>-4.92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77">
            <text:p>Beta-93677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2430.0">
            <text:p>24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3">
            <text:p>-2.63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UERC-33054">
            <text:p>SUERC-33054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550.0">
            <text:p>355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6">
            <text:p>-3.36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7739">
            <text:p>Beta-127739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2640.0">
            <text:p>26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2">
            <text:p>-3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3">
            <text:p>Beta-93683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4750.0">
            <text:p>47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9">
            <text:p>-4.99</text:p>
          </table:table-cell>
          <table:table-cell office:value-type="float" office:value="2.06">
            <text:p>2.06</text:p>
          </table:table-cell>
          <table:table-cell office:value-type="float" office:value="2.06">
            <text:p>2.06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81728">
            <text:p>Beta-81728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3530.0">
            <text:p>353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UERC-33058">
            <text:p>SUERC-33058</text:p>
          </table:table-cell>
          <table:table-cell office:value-type="float" office:value="51.51">
            <text:p>51.51</text:p>
          </table:table-cell>
          <table:table-cell office:value-type="float" office:value="0.2">
            <text:p>0.2</text:p>
          </table:table-cell>
          <table:table-cell office:value-type="float" office:value="3785.0">
            <text:p>378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1">
            <text:p>-3.81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7617">
            <text:p>Beta-127617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3300.0">
            <text:p>330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83">
            <text:p>-2.83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7616">
            <text:p>Beta-127616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3920.0">
            <text:p>392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3">
            <text:p>-5.13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16267">
            <text:p>NZA-16267</text:p>
          </table:table-cell>
          <table:table-cell office:value-type="float" office:value="51.51">
            <text:p>51.51</text:p>
          </table:table-cell>
          <table:table-cell office:value-type="float" office:value="0.2">
            <text:p>0.2</text:p>
          </table:table-cell>
          <table:table-cell office:value-type="float" office:value="3150.0">
            <text:p>31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41">
            <text:p>-3.41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16268">
            <text:p>NZA-16268</text:p>
          </table:table-cell>
          <table:table-cell office:value-type="float" office:value="51.51">
            <text:p>51.51</text:p>
          </table:table-cell>
          <table:table-cell office:value-type="float" office:value="0.2">
            <text:p>0.2</text:p>
          </table:table-cell>
          <table:table-cell office:value-type="float" office:value="3424.0">
            <text:p>3424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28">
            <text:p>-4.28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16269">
            <text:p>NZA-16269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5378.0">
            <text:p>5378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17">
            <text:p>-6.17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27522">
            <text:p>NZA-27522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601.0">
            <text:p>3601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66">
            <text:p>-3.66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27625">
            <text:p>NZA-27625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912.0">
            <text:p>3912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04">
            <text:p>-4.04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27527">
            <text:p>NZA-27527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090.0">
            <text:p>309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13">
            <text:p>-3.13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27528">
            <text:p>NZA-27528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909.0">
            <text:p>3909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29">
            <text:p>-4.29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81729">
            <text:p>Beta-81729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2600.0">
            <text:p>260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6199">
            <text:p>Beta-156199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3590.0">
            <text:p>359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1">
            <text:p>-5.2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6200">
            <text:p>Beta-156200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4370.0">
            <text:p>437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77">
            <text:p>-4.77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4">
            <text:p>Beta-93684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5430.0">
            <text:p>54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26">
            <text:p>-5.26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790B">
            <text:p>Q-790B</text:p>
          </table:table-cell>
          <table:table-cell office:value-type="float" office:value="51.46">
            <text:p>51.46</text:p>
          </table:table-cell>
          <table:table-cell office:value-type="float" office:value="0.36">
            <text:p>0.36</text:p>
          </table:table-cell>
          <table:table-cell office:value-type="float" office:value="7120.0">
            <text:p>712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75">
            <text:p>-13.75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791">
            <text:p>Q-791</text:p>
          </table:table-cell>
          <table:table-cell office:value-type="float" office:value="51.46">
            <text:p>51.46</text:p>
          </table:table-cell>
          <table:table-cell office:value-type="float" office:value="0.36">
            <text:p>0.36</text:p>
          </table:table-cell>
          <table:table-cell office:value-type="float" office:value="5790.0">
            <text:p>579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51">
            <text:p>-11.51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0958">
            <text:p>Beta-120958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9360.0">
            <text:p>936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71">
            <text:p>-4.71</text:p>
          </table:table-cell>
          <table:table-cell office:value-type="float" office:value="2.06">
            <text:p>2.06</text:p>
          </table:table-cell>
          <table:table-cell office:value-type="float" office:value="2.06">
            <text:p>2.06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0959">
            <text:p>Beta-120959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3070.0">
            <text:p>30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0960">
            <text:p>Beta-120960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5010.0">
            <text:p>50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48">
            <text:p>-3.48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4">
            <text:p>SRR-274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2650.0">
            <text:p>26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7">
            <text:p>-5.17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5">
            <text:p>SRR-275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4549.0">
            <text:p>4549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42">
            <text:p>-7.4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792">
            <text:p>Q-792</text:p>
          </table:table-cell>
          <table:table-cell office:value-type="float" office:value="51.46">
            <text:p>51.46</text:p>
          </table:table-cell>
          <table:table-cell office:value-type="float" office:value="0.35">
            <text:p>0.35</text:p>
          </table:table-cell>
          <table:table-cell office:value-type="float" office:value="3940.0">
            <text:p>3940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16">
            <text:p>-8.16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793">
            <text:p>Q-793</text:p>
          </table:table-cell>
          <table:table-cell office:value-type="float" office:value="51.46">
            <text:p>51.46</text:p>
          </table:table-cell>
          <table:table-cell office:value-type="float" office:value="0.35">
            <text:p>0.35</text:p>
          </table:table-cell>
          <table:table-cell office:value-type="float" office:value="2467.0">
            <text:p>2467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7">
            <text:p>-6.07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810">
            <text:p>Q-810</text:p>
          </table:table-cell>
          <table:table-cell office:value-type="float" office:value="51.46">
            <text:p>51.46</text:p>
          </table:table-cell>
          <table:table-cell office:value-type="float" office:value="0.35">
            <text:p>0.35</text:p>
          </table:table-cell>
          <table:table-cell office:value-type="float" office:value="4920.0">
            <text:p>4920.0</text:p>
          </table:table-cell>
          <table:table-cell office:value-type="float" office:value="100.0">
            <text:p>10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7">
            <text:p>-8.77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4">
            <text:p>Beta-287634</text:p>
          </table:table-cell>
          <table:table-cell office:value-type="float" office:value="51.52">
            <text:p>51.52</text:p>
          </table:table-cell>
          <table:table-cell office:value-type="float" office:value="0.1">
            <text:p>0.1</text:p>
          </table:table-cell>
          <table:table-cell office:value-type="float" office:value="3270.0">
            <text:p>327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5">
            <text:p>-4.9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811">
            <text:p>Q-811</text:p>
          </table:table-cell>
          <table:table-cell office:value-type="float" office:value="51.46">
            <text:p>51.46</text:p>
          </table:table-cell>
          <table:table-cell office:value-type="float" office:value="0.35">
            <text:p>0.35</text:p>
          </table:table-cell>
          <table:table-cell office:value-type="float" office:value="5530.0">
            <text:p>5530.0</text:p>
          </table:table-cell>
          <table:table-cell office:value-type="float" office:value="100.0">
            <text:p>10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4">
            <text:p>-11.4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9">
            <text:p>Beta-93689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5660.0">
            <text:p>566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78">
            <text:p>-5.78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8">
            <text:p>Beta-93688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2630.0">
            <text:p>26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3">
            <text:p>-5.03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2928">
            <text:p>Beta-122928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3970.0">
            <text:p>39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13">
            <text:p>-4.13</text:p>
          </table:table-cell>
          <table:table-cell office:value-type="float" office:value="2.14">
            <text:p>2.14</text:p>
          </table:table-cell>
          <table:table-cell office:value-type="float" office:value="2.14">
            <text:p>2.14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6">
            <text:p>Beta-93686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4820.0">
            <text:p>48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59">
            <text:p>-4.59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2929">
            <text:p>Beta-122929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4300.0">
            <text:p>430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4.72">
            <text:p>-4.72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6">
            <text:p>SRR-276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5460.0">
            <text:p>546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62">
            <text:p>-8.6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7">
            <text:p>SRR-277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5370.0">
            <text:p>537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06">
            <text:p>-8.06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8">
            <text:p>SRR-278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6820.0">
            <text:p>682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46">
            <text:p>-11.46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9">
            <text:p>SRR-279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2610.0">
            <text:p>261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4">
            <text:p>-5.34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5">
            <text:p>Beta-93685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3700.0">
            <text:p>37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3">
            <text:p>-4.33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80">
            <text:p>SRR-280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4220.0">
            <text:p>422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38">
            <text:p>-7.38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90">
            <text:p>Beta-119790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3570.0">
            <text:p>357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">
            <text:p>-3.8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7">
            <text:p>Beta-93687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5120.0">
            <text:p>512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63">
            <text:p>-4.63</text:p>
          </table:table-cell>
          <table:table-cell office:value-type="float" office:value="2.06">
            <text:p>2.06</text:p>
          </table:table-cell>
          <table:table-cell office:value-type="float" office:value="2.06">
            <text:p>2.06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5">
            <text:p>Beta-287635</text:p>
          </table:table-cell>
          <table:table-cell office:value-type="float" office:value="51.52">
            <text:p>51.52</text:p>
          </table:table-cell>
          <table:table-cell office:value-type="float" office:value="0.1">
            <text:p>0.1</text:p>
          </table:table-cell>
          <table:table-cell office:value-type="float" office:value="3840.0">
            <text:p>384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5">
            <text:p>-5.6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8">
            <text:p>Q-1338</text:p>
          </table:table-cell>
          <table:table-cell office:value-type="float" office:value="51.46">
            <text:p>51.46</text:p>
          </table:table-cell>
          <table:table-cell office:value-type="float" office:value="0.26">
            <text:p>0.26</text:p>
          </table:table-cell>
          <table:table-cell office:value-type="float" office:value="2850.0">
            <text:p>285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5">
            <text:p>-4.55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42">
            <text:p>Q-1342</text:p>
          </table:table-cell>
          <table:table-cell office:value-type="float" office:value="51.47">
            <text:p>51.47</text:p>
          </table:table-cell>
          <table:table-cell office:value-type="float" office:value="0.31">
            <text:p>0.31</text:p>
          </table:table-cell>
          <table:table-cell office:value-type="float" office:value="5410.0">
            <text:p>541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47">
            <text:p>-8.47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26">
            <text:p>Q-1426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8170.0">
            <text:p>8170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54">
            <text:p>-15.54</text:p>
          </table:table-cell>
          <table:table-cell office:value-type="float" office:value="1.84">
            <text:p>1.84</text:p>
          </table:table-cell>
          <table:table-cell office:value-type="float" office:value="1.84">
            <text:p>1.84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27">
            <text:p>Q-1427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7830.0">
            <text:p>78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31">
            <text:p>-16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28">
            <text:p>Q-1428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7050.0">
            <text:p>70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86">
            <text:p>-13.8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29">
            <text:p>Q-1429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6575.0">
            <text:p>657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18">
            <text:p>-13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32">
            <text:p>Q-1432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3240.0">
            <text:p>324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8">
            <text:p>-5.4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30">
            <text:p>Q-1430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6200.0">
            <text:p>620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9">
            <text:p>-9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41">
            <text:p>Q-1341</text:p>
          </table:table-cell>
          <table:table-cell office:value-type="float" office:value="51.47">
            <text:p>51.47</text:p>
          </table:table-cell>
          <table:table-cell office:value-type="float" office:value="0.31">
            <text:p>0.31</text:p>
          </table:table-cell>
          <table:table-cell office:value-type="float" office:value="5220.0">
            <text:p>522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32">
            <text:p>-8.32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1">
            <text:p>Beta-287631</text:p>
          </table:table-cell>
          <table:table-cell office:value-type="float" office:value="51.52">
            <text:p>51.52</text:p>
          </table:table-cell>
          <table:table-cell office:value-type="float" office:value="0.12">
            <text:p>0.12</text:p>
          </table:table-cell>
          <table:table-cell office:value-type="float" office:value="3810.0">
            <text:p>381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5">
            <text:p>-5.5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5">
            <text:p>Beta-324685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4880.0">
            <text:p>488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">
            <text:p>-6.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4">
            <text:p>Beta-324684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3350.0">
            <text:p>335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">
            <text:p>-5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3">
            <text:p>Beta-324683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4980.0">
            <text:p>498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5">
            <text:p>-6.4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2">
            <text:p>Beta-324682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2960.0">
            <text:p>296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">
            <text:p>-6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1">
            <text:p>Beta-324681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5250.0">
            <text:p>525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4">
            <text:p>-6.8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0">
            <text:p>Beta-324680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3290.0">
            <text:p>329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5">
            <text:p>-5.2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0">
            <text:p>Beta-287630</text:p>
          </table:table-cell>
          <table:table-cell office:value-type="float" office:value="51.52">
            <text:p>51.52</text:p>
          </table:table-cell>
          <table:table-cell office:value-type="float" office:value="0.12">
            <text:p>0.12</text:p>
          </table:table-cell>
          <table:table-cell office:value-type="float" office:value="3150.0">
            <text:p>315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9">
            <text:p>-4.79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31">
            <text:p>Q-1431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3850.0">
            <text:p>38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9">
            <text:p>-8.2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IGS-88">
            <text:p>IGS-88</text:p>
          </table:table-cell>
          <table:table-cell office:value-type="float" office:value="51.43">
            <text:p>51.43</text:p>
          </table:table-cell>
          <table:table-cell office:value-type="float" office:value="0.71">
            <text:p>0.71</text:p>
          </table:table-cell>
          <table:table-cell office:value-type="float" office:value="8250.0">
            <text:p>82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8.21">
            <text:p>-28.21</text:p>
          </table:table-cell>
          <table:table-cell office:value-type="float" office:value="3.4">
            <text:p>3.4</text:p>
          </table:table-cell>
          <table:table-cell office:value-type="float" office:value="3.4">
            <text:p>3.4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33">
            <text:p>Q-1433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3020.0">
            <text:p>302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">
            <text:p>-4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7">
            <text:p>Q-1337</text:p>
          </table:table-cell>
          <table:table-cell office:value-type="float" office:value="51.46">
            <text:p>51.46</text:p>
          </table:table-cell>
          <table:table-cell office:value-type="float" office:value="0.26">
            <text:p>0.26</text:p>
          </table:table-cell>
          <table:table-cell office:value-type="float" office:value="4085.0">
            <text:p>408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2">
            <text:p>-4.42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6">
            <text:p>Beta-287636</text:p>
          </table:table-cell>
          <table:table-cell office:value-type="float" office:value="51.52">
            <text:p>51.52</text:p>
          </table:table-cell>
          <table:table-cell office:value-type="float" office:value="0.1">
            <text:p>0.1</text:p>
          </table:table-cell>
          <table:table-cell office:value-type="float" office:value="4570.0">
            <text:p>457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5">
            <text:p>-6.5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7">
            <text:p>Beta-287637</text:p>
          </table:table-cell>
          <table:table-cell office:value-type="float" office:value="51.52">
            <text:p>51.52</text:p>
          </table:table-cell>
          <table:table-cell office:value-type="float" office:value="0.1">
            <text:p>0.1</text:p>
          </table:table-cell>
          <table:table-cell office:value-type="float" office:value="5330.0">
            <text:p>533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15">
            <text:p>-7.1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8">
            <text:p>Beta-287638</text:p>
          </table:table-cell>
          <table:table-cell office:value-type="float" office:value="51.52">
            <text:p>51.52</text:p>
          </table:table-cell>
          <table:table-cell office:value-type="float" office:value="0.11">
            <text:p>0.11</text:p>
          </table:table-cell>
          <table:table-cell office:value-type="float" office:value="3700.0">
            <text:p>370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4">
            <text:p>-5.5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3">
            <text:p>Beta-287633</text:p>
          </table:table-cell>
          <table:table-cell office:value-type="float" office:value="51.52">
            <text:p>51.52</text:p>
          </table:table-cell>
          <table:table-cell office:value-type="float" office:value="0.13">
            <text:p>0.13</text:p>
          </table:table-cell>
          <table:table-cell office:value-type="float" office:value="3800.0">
            <text:p>380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6">
            <text:p>-5.5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9">
            <text:p>Beta-287639</text:p>
          </table:table-cell>
          <table:table-cell office:value-type="float" office:value="51.52">
            <text:p>51.52</text:p>
          </table:table-cell>
          <table:table-cell office:value-type="float" office:value="0.11">
            <text:p>0.11</text:p>
          </table:table-cell>
          <table:table-cell office:value-type="float" office:value="4570.0">
            <text:p>457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2">
            <text:p>-5.92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6">
            <text:p>Q-1336</text:p>
          </table:table-cell>
          <table:table-cell office:value-type="float" office:value="51.46">
            <text:p>51.46</text:p>
          </table:table-cell>
          <table:table-cell office:value-type="float" office:value="0.26">
            <text:p>0.26</text:p>
          </table:table-cell>
          <table:table-cell office:value-type="float" office:value="4930.0">
            <text:p>49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6">
            <text:p>-6.66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9">
            <text:p>Q-1339</text:p>
          </table:table-cell>
          <table:table-cell office:value-type="float" office:value="51.47">
            <text:p>51.47</text:p>
          </table:table-cell>
          <table:table-cell office:value-type="float" office:value="0.31">
            <text:p>0.31</text:p>
          </table:table-cell>
          <table:table-cell office:value-type="float" office:value="6620.0">
            <text:p>662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84">
            <text:p>-11.84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40">
            <text:p>Q-1340</text:p>
          </table:table-cell>
          <table:table-cell office:value-type="float" office:value="51.47">
            <text:p>51.47</text:p>
          </table:table-cell>
          <table:table-cell office:value-type="float" office:value="0.31">
            <text:p>0.31</text:p>
          </table:table-cell>
          <table:table-cell office:value-type="float" office:value="2836.0">
            <text:p>2836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9">
            <text:p>-6.39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2">
            <text:p>Beta-287632</text:p>
          </table:table-cell>
          <table:table-cell office:value-type="float" office:value="51.52">
            <text:p>51.52</text:p>
          </table:table-cell>
          <table:table-cell office:value-type="float" office:value="0.13">
            <text:p>0.13</text:p>
          </table:table-cell>
          <table:table-cell office:value-type="float" office:value="3160.0">
            <text:p>316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3">
            <text:p>-4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eenEtal2014,ShennanEtal2018">
            <text:p>GreenEtal201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